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45f2" officeooo:paragraph-rsid="000445f2" style:font-weight-asian="bold" style:font-weight-complex="bold"/>
    </style:style>
    <style:style style:name="P2" style:family="paragraph" style:parent-style-name="Standard">
      <style:text-properties fo:font-weight="bold" officeooo:rsid="000445f2" officeooo:paragraph-rsid="00088d84" style:font-weight-asian="bold" style:font-weight-complex="bold"/>
    </style:style>
    <style:style style:name="P3" style:family="paragraph" style:parent-style-name="Standard">
      <style:text-properties fo:font-weight="bold" officeooo:rsid="0005c1c5" officeooo:paragraph-rsid="0005c1c5" style:font-weight-asian="bold" style:font-weight-complex="bold"/>
    </style:style>
    <style:style style:name="P4" style:family="paragraph" style:parent-style-name="Standard">
      <style:text-properties fo:font-weight="bold" officeooo:rsid="0005c1c5" officeooo:paragraph-rsid="00088d84" style:font-weight-asian="bold" style:font-weight-complex="bold"/>
    </style:style>
    <style:style style:name="P5" style:family="paragraph" style:parent-style-name="Standard">
      <style:text-properties fo:font-weight="bold" officeooo:rsid="000992aa" officeooo:paragraph-rsid="000992aa" style:font-weight-asian="bold" style:font-weight-complex="bold"/>
    </style:style>
    <style:style style:name="P6" style:family="paragraph" style:parent-style-name="Standard">
      <style:text-properties fo:font-weight="normal" officeooo:rsid="000445f2" officeooo:paragraph-rsid="000445f2" style:font-weight-asian="normal" style:font-weight-complex="normal"/>
    </style:style>
    <style:style style:name="P7" style:family="paragraph" style:parent-style-name="Standard">
      <style:text-properties fo:font-weight="normal" officeooo:rsid="000445f2" officeooo:paragraph-rsid="00088d84" style:font-weight-asian="normal" style:font-weight-complex="normal"/>
    </style:style>
    <style:style style:name="P8" style:family="paragraph" style:parent-style-name="Standard">
      <style:text-properties fo:font-weight="normal" officeooo:rsid="000992aa" officeooo:paragraph-rsid="000992aa" style:font-weight-asian="normal" style:font-weight-complex="normal"/>
    </style:style>
    <style:style style:name="P9" style:family="paragraph" style:parent-style-name="Standard">
      <style:text-properties fo:font-weight="normal" officeooo:rsid="000a5940" officeooo:paragraph-rsid="000a5940" style:font-weight-asian="normal" style:font-weight-complex="normal"/>
    </style:style>
    <style:style style:name="P10" style:family="paragraph" style:parent-style-name="Standard">
      <style:text-properties officeooo:paragraph-rsid="0005c1c5"/>
    </style:style>
    <style:style style:name="P11" style:family="paragraph" style:parent-style-name="Standard">
      <style:text-properties officeooo:rsid="00088d84" officeooo:paragraph-rsid="00088d84"/>
    </style:style>
    <style:style style:name="P12" style:family="paragraph" style:parent-style-name="Standard">
      <style:text-properties officeooo:paragraph-rsid="00088d84"/>
    </style:style>
    <style:style style:name="P13" style:family="paragraph" style:parent-style-name="Standard">
      <style:text-properties fo:font-weight="normal" officeooo:rsid="000445f2" officeooo:paragraph-rsid="000445f2" style:font-weight-asian="normal" style:font-weight-complex="normal"/>
    </style:style>
    <style:style style:name="P14" style:family="paragraph" style:parent-style-name="Standard">
      <style:text-properties fo:font-weight="normal" officeooo:rsid="000671db" officeooo:paragraph-rsid="000671db" style:font-weight-asian="normal" style:font-weight-complex="normal"/>
    </style:style>
    <style:style style:name="P15" style:family="paragraph" style:parent-style-name="Standard">
      <style:text-properties fo:font-weight="normal" officeooo:rsid="0005c1c5" officeooo:paragraph-rsid="00088d84" style:font-weight-asian="normal" style:font-weight-complex="normal"/>
    </style:style>
    <style:style style:name="P16" style:family="paragraph" style:parent-style-name="Standard">
      <style:text-properties fo:font-weight="normal" officeooo:rsid="0005c1c5" officeooo:paragraph-rsid="0005c1c5" style:font-weight-asian="normal" style:font-weight-complex="normal"/>
    </style:style>
    <style:style style:name="P17" style:family="paragraph" style:parent-style-name="Standard">
      <style:text-properties fo:font-weight="normal" officeooo:rsid="00088d84" officeooo:paragraph-rsid="00088d84" style:font-weight-asian="normal" style:font-weight-complex="normal"/>
    </style:style>
    <style:style style:name="P18" style:family="paragraph" style:parent-style-name="Standard">
      <style:text-properties fo:font-weight="normal" officeooo:rsid="00091903" officeooo:paragraph-rsid="00088d84" style:font-weight-asian="normal" style:font-weight-complex="normal"/>
    </style:style>
    <style:style style:name="P19" style:family="paragraph" style:parent-style-name="Standard">
      <style:text-properties fo:font-weight="normal" officeooo:rsid="000a5940" officeooo:paragraph-rsid="000a5940" style:font-weight-asian="normal" style:font-weight-complex="normal"/>
    </style:style>
    <style:style style:name="P20" style:family="paragraph" style:parent-style-name="Standard">
      <style:text-properties fo:font-weight="normal" officeooo:rsid="000e5e4b" officeooo:paragraph-rsid="000e5e4b" style:font-weight-asian="normal" style:font-weight-complex="normal"/>
    </style:style>
    <style:style style:name="P21" style:family="paragraph" style:parent-style-name="Standard">
      <style:text-properties fo:font-weight="normal" officeooo:rsid="0010b36c" officeooo:paragraph-rsid="0010b36c" style:font-weight-asian="normal" style:font-weight-complex="normal"/>
    </style:style>
    <style:style style:name="P22" style:family="paragraph" style:parent-style-name="Standard">
      <style:text-properties fo:font-weight="normal" officeooo:rsid="0010b36c" officeooo:paragraph-rsid="001299fc" style:font-weight-asian="normal" style:font-weight-complex="normal"/>
    </style:style>
    <style:style style:name="P23" style:family="paragraph" style:parent-style-name="Standard">
      <style:text-properties fo:font-weight="normal" officeooo:rsid="0010b36c" officeooo:paragraph-rsid="0017183f" style:font-weight-asian="normal" style:font-weight-complex="normal"/>
    </style:style>
    <style:style style:name="P24" style:family="paragraph" style:parent-style-name="Standard">
      <style:text-properties fo:font-weight="normal" officeooo:rsid="001299fc" officeooo:paragraph-rsid="000a5940" style:font-weight-asian="normal" style:font-weight-complex="normal"/>
    </style:style>
    <style:style style:name="P25" style:family="paragraph" style:parent-style-name="Standard">
      <style:text-properties fo:font-weight="normal" officeooo:rsid="0018a602" officeooo:paragraph-rsid="0018a602" style:font-weight-asian="normal" style:font-weight-complex="normal"/>
    </style:style>
    <style:style style:name="P26" style:family="paragraph" style:parent-style-name="Standard">
      <style:text-properties fo:font-weight="normal" officeooo:rsid="001b65a3" officeooo:paragraph-rsid="001b65a3" style:font-weight-asian="normal" style:font-weight-complex="normal"/>
    </style:style>
    <style:style style:name="P27" style:family="paragraph" style:parent-style-name="Standard">
      <style:text-properties fo:font-weight="normal" officeooo:rsid="001c6080" officeooo:paragraph-rsid="001c6080" style:font-weight-asian="normal" style:font-weight-complex="normal"/>
    </style:style>
    <style:style style:name="P28" style:family="paragraph" style:parent-style-name="Standard">
      <style:text-properties fo:font-weight="bold" officeooo:rsid="000e5e4b" officeooo:paragraph-rsid="000a5940" style:font-weight-asian="bold" style:font-weight-complex="bold"/>
    </style:style>
    <style:style style:name="P29" style:family="paragraph" style:parent-style-name="Standard">
      <style:text-properties fo:font-weight="bold" officeooo:rsid="000e5e4b" officeooo:paragraph-rsid="000e5e4b" style:font-weight-asian="bold" style:font-weight-complex="bold"/>
    </style:style>
    <style:style style:name="P30" style:family="paragraph" style:parent-style-name="Standard">
      <style:text-properties fo:font-weight="bold" officeooo:rsid="0010b36c" officeooo:paragraph-rsid="0010b36c" style:font-weight-asian="bold" style:font-weight-complex="bold"/>
    </style:style>
    <style:style style:name="P31" style:family="paragraph" style:parent-style-name="Standard">
      <style:text-properties fo:font-weight="bold" officeooo:rsid="0010b36c" officeooo:paragraph-rsid="0017183f" style:font-weight-asian="bold" style:font-weight-complex="bold"/>
    </style:style>
    <style:style style:name="P32" style:family="paragraph" style:parent-style-name="Standard">
      <style:text-properties fo:font-weight="bold" officeooo:rsid="001299fc" officeooo:paragraph-rsid="001299fc" style:font-weight-asian="bold" style:font-weight-complex="bold"/>
    </style:style>
    <style:style style:name="P33" style:family="paragraph" style:parent-style-name="Standard">
      <style:text-properties fo:font-weight="bold" officeooo:rsid="001299fc" officeooo:paragraph-rsid="0015327d" style:font-weight-asian="bold" style:font-weight-complex="bold"/>
    </style:style>
    <style:style style:name="P34" style:family="paragraph" style:parent-style-name="Standard">
      <style:text-properties fo:font-weight="bold" officeooo:rsid="001b65a3" officeooo:paragraph-rsid="001b65a3" style:font-weight-asian="bold" style:font-weight-complex="bold"/>
    </style:style>
    <style:style style:name="P35" style:family="paragraph" style:parent-style-name="Standard">
      <style:text-properties fo:font-weight="bold" officeooo:rsid="001c6080" officeooo:paragraph-rsid="001c6080" style:font-weight-asian="bold" style:font-weight-complex="bold"/>
    </style:style>
    <style:style style:name="P36" style:family="paragraph" style:parent-style-name="Standard">
      <style:text-properties officeooo:paragraph-rsid="001b65a3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c1c5" style:font-weight-asian="normal" style:font-weight-complex="normal"/>
    </style:style>
    <style:style style:name="T4" style:family="text">
      <style:text-properties fo:font-weight="normal" officeooo:rsid="000735a4" style:font-weight-asian="normal" style:font-weight-complex="normal"/>
    </style:style>
    <style:style style:name="T5" style:family="text">
      <style:text-properties fo:font-weight="normal" officeooo:rsid="00088d84" style:font-weight-asian="normal" style:font-weight-complex="normal"/>
    </style:style>
    <style:style style:name="T6" style:family="text">
      <style:text-properties fo:font-weight="normal" officeooo:rsid="00091903" style:font-weight-asian="normal" style:font-weight-complex="normal"/>
    </style:style>
    <style:style style:name="T7" style:family="text">
      <style:text-properties fo:font-weight="normal" officeooo:rsid="000b705c" style:font-weight-asian="normal" style:font-weight-complex="normal"/>
    </style:style>
    <style:style style:name="T8" style:family="text">
      <style:text-properties fo:font-weight="normal" officeooo:rsid="000ca41f" style:font-weight-asian="normal" style:font-weight-complex="normal"/>
    </style:style>
    <style:style style:name="T9" style:family="text">
      <style:text-properties fo:font-weight="normal" officeooo:rsid="0012e1f4" style:font-weight-asian="normal" style:font-weight-complex="normal"/>
    </style:style>
    <style:style style:name="T10" style:family="text">
      <style:text-properties fo:font-weight="normal" officeooo:rsid="001b65a3" style:font-weight-asian="normal" style:font-weight-complex="normal"/>
    </style:style>
    <style:style style:name="T11" style:family="text">
      <style:text-properties fo:font-weight="normal" officeooo:rsid="001c6080" style:font-weight-asian="normal" style:font-weight-complex="normal"/>
    </style:style>
    <style:style style:name="T12" style:family="text">
      <style:text-properties fo:font-weight="normal" officeooo:rsid="001e75bb" style:font-weight-asian="normal" style:font-weight-complex="normal"/>
    </style:style>
    <style:style style:name="T13" style:family="text">
      <style:text-properties fo:font-weight="normal" officeooo:rsid="001e33d7" style:font-weight-asian="normal" style:font-weight-complex="normal"/>
    </style:style>
    <style:style style:name="T14" style:family="text">
      <style:text-properties fo:font-weight="normal" officeooo:rsid="001f7b3f" style:font-weight-asian="normal" style:font-weight-complex="normal"/>
    </style:style>
    <style:style style:name="T15" style:family="text">
      <style:text-properties fo:font-weight="normal" officeooo:rsid="001ffc37" style:font-weight-asian="normal" style:font-weight-complex="normal"/>
    </style:style>
    <style:style style:name="T16" style:family="text">
      <style:text-properties fo:font-weight="normal" officeooo:rsid="002245e8" style:font-weight-asian="normal" style:font-weight-complex="normal"/>
    </style:style>
    <style:style style:name="T17" style:family="text">
      <style:text-properties officeooo:rsid="0005c1c5"/>
    </style:style>
    <style:style style:name="T18" style:family="text">
      <style:text-properties officeooo:rsid="000b705c"/>
    </style:style>
    <style:style style:name="T19" style:family="text">
      <style:text-properties officeooo:rsid="000f6889"/>
    </style:style>
    <style:style style:name="T20" style:family="text">
      <style:text-properties officeooo:rsid="0010b36c"/>
    </style:style>
    <style:style style:name="T21" style:family="text">
      <style:text-properties officeooo:rsid="001299fc"/>
    </style:style>
    <style:style style:name="T22" style:family="text">
      <style:text-properties officeooo:rsid="0017183f"/>
    </style:style>
    <style:style style:name="T23" style:family="text">
      <style:text-properties officeooo:rsid="001c6080"/>
    </style:style>
    <style:style style:name="T24" style:family="text">
      <style:text-properties officeooo:rsid="001e33d7"/>
    </style:style>
    <style:style style:name="T25" style:family="text">
      <style:text-properties officeooo:rsid="001e75bb"/>
    </style:style>
    <style:style style:name="T26" style:family="text">
      <style:text-properties officeooo:rsid="001f7b3f"/>
    </style:style>
    <style:style style:name="T27" style:family="text">
      <style:text-properties officeooo:rsid="002159f1"/>
    </style:style>
    <style:style style:name="T28" style:family="text">
      <style:text-properties officeooo:rsid="00234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ts</text:p>
      <text:p text:style-name="P6">Feb 3<text:span text:style-name="T1">rd</text:span>, 2021</text:p>
      <text:p text:style-name="P6"/>
      <text:p text:style-name="P6">These will be the unit variants that exist in conquer.LIVE</text:p>
      <text:p text:style-name="P6">Any values in [brackets] are debatable and liable to change</text:p>
      <text:p text:style-name="P6">They will have the following aspects:</text:p>
      <text:p text:style-name="P6">- <text:span text:style-name="T17">Card size, a number that represents how many inventory slots a unit’s card would be, if that unit can be produced by a card</text:span></text:p>
      <text:p text:style-name="P7">- Inventory, a number that represents number of cards they can carry (Note: some cards will take multiple card slots)</text:p>
      <text:p text:style-name="P7">- Sight, a number that represents the radius the unit exposes from fog of war</text:p>
      <text:p text:style-name="P6">- Health, a number that represents how much damage a unit can take before dying.</text:p>
      <text:p text:style-name="P6">- Value, a number that represents how many victory points the unit is worth if killed</text:p>
      <text:p text:style-name="P6">- Specialty, a description of what the unit does that is “unique”</text:p>
      <text:p text:style-name="P6"/>
      <text:p text:style-name="P1">Conqueror</text:p>
      <text:p text:style-name="P6">The player’s main character. The player begins the game with one of these. If the conqueror dies, that player loses the game.</text:p>
      <text:p text:style-name="P14">Card size: n/a</text:p>
      <text:p text:style-name="P2"><text:span text:style-name="T2">Inventory: </text:span><text:span text:style-name="T3">[</text:span><text:span text:style-name="T2">3</text:span><text:span text:style-name="T3">]</text:span></text:p>
      <text:p text:style-name="P15">Sight: [2]</text:p>
      <text:p text:style-name="P1"><text:span text:style-name="T2">Health: </text:span><text:span text:style-name="T3">[</text:span><text:span text:style-name="T2">5</text:span><text:span text:style-name="T3">]</text:span></text:p>
      <text:p text:style-name="P6">Value: n/a, instant win on kill</text:p>
      <text:p text:style-name="P1"><text:span text:style-name="T2">Specialty “</text:span><text:span text:style-name="T8">Conscript</text:span><text:span text:style-name="T7">”</text:span><text:span text:style-name="T2">: Every [</text:span><text:span text:style-name="T3">3</text:span><text:span text:style-name="T2">] </text:span><text:span text:style-name="T3">turns, produces a [scout unit] card. This card is non-transferable.</text:span></text:p>
      <text:p text:style-name="P16"/>
      <text:p text:style-name="P3">Scout</text:p>
      <text:p text:style-name="P10"><text:span text:style-name="T3">A basic unit that is meant to exhibit tiles and </text:span><text:span text:style-name="T4">removes fog of war. The player begins the game with [</text:span><text:span text:style-name="T6">2</text:span><text:span text:style-name="T4">] of these.</text:span></text:p>
      <text:p text:style-name="P11"><text:span text:style-name="T4">C</text:span><text:span text:style-name="T2">ard size: [1]</text:span></text:p>
      <text:p text:style-name="P17">Inventory: [1]</text:p>
      <text:p text:style-name="P4"><text:span text:style-name="T2">Sight: [</text:span><text:span text:style-name="T5">3</text:span><text:span text:style-name="T2">]</text:span></text:p>
      <text:p text:style-name="P17">Health: [2]</text:p>
      <text:p text:style-name="P17">Value: 0</text:p>
      <text:p text:style-name="P12"><text:span text:style-name="T5">Specialty “</text:span><text:span text:style-name="T7">Exhibition”</text:span><text:span text:style-name="T5">: May perform </text:span><text:span text:style-name="T6">an exhibition every [3] turns. After performing an exhibition, the unit rolls the tile’s Drophash and potentially drops a card. After a card has been dropped from the Drophash, the slot that card resided in becomes empty. If roll lands on an empty slot, then the scout gets no card.</text:span></text:p>
      <text:p text:style-name="P18"/>
      <text:p text:style-name="P5">Worker</text:p>
      <text:p text:style-name="P8">A basic early unit meant for utility. The player begins the game with [1] of these.</text:p>
      <text:p text:style-name="P9">Card size: [2]</text:p>
      <text:p text:style-name="P9">Inventory: [3]</text:p>
      <text:p text:style-name="P9">Sight: [1]</text:p>
      <text:p text:style-name="P9">Health:[2]</text:p>
      <text:p text:style-name="P9">Value: 0</text:p>
      <text:p text:style-name="P9">Specialty “<text:span text:style-name="T18">Construct”</text:span>: May consume resource cards in inventory to produce a structure card. This card is non-transferable. Has a list of recipes that can be followed that produce different structures, I.e [1 stone, 2 wood] will always produce a mill structure</text:p>
      <text:p text:style-name="P28"/>
      <text:p text:style-name="P29"><text:span text:style-name="T2"/></text:p>
      <text:p text:style-name="P24"/>
      <text:p text:style-name="P24"/>
      <text:p text:style-name="P32"><text:soft-page-break/>Warrior</text:p>
      <text:p text:style-name="P32"><text:span text:style-name="T2">A soldier unit, produced by barracks structures</text:span></text:p>
      <text:p text:style-name="P32"><text:span text:style-name="T2">Card size: [2]</text:span></text:p>
      <text:p text:style-name="P32"><text:span text:style-name="T2">Inventory: [1]</text:span></text:p>
      <text:p text:style-name="P32"><text:span text:style-name="T2">Sight: [2]</text:span></text:p>
      <text:p text:style-name="P32"><text:span text:style-name="T2">Health: [4]</text:span></text:p>
      <text:p text:style-name="P32"><text:span text:style-name="T2">Value: [1]</text:span></text:p>
      <text:p text:style-name="P32"><text:span text:style-name="T2">Specialty “Attack”: </text:span><text:span text:style-name="T9">Every [2] turns, can a</text:span><text:span text:style-name="T2">ttack a unit on the same tile. The attack does [randint(1, health)] damage</text:span></text:p>
      <text:p text:style-name="P29"/>
      <text:p text:style-name="P31">Archer</text:p>
      <text:p text:style-name="P23">A soldier unit, <text:span text:style-name="T22">produced by barracks structures</text:span></text:p>
      <text:p text:style-name="P23">Card size: [2]</text:p>
      <text:p text:style-name="P23">Inventory: [1]</text:p>
      <text:p text:style-name="P23">Sight: [3]</text:p>
      <text:p text:style-name="P23">Health: [2]</text:p>
      <text:p text:style-name="P23">Value: [1]</text:p>
      <text:p text:style-name="P23">Specialty “Barrage”: Every [3] turns, can be used to attack an adjacent tile. <text:span text:style-name="T21">The attack does [randint(1, health)] damage</text:span>. <text:span text:style-name="T21">C</text:span>annot be used in “Mountain” type tiles</text:p>
      <text:p text:style-name="P29"/>
      <text:p text:style-name="P29">Primal Warrior</text:p>
      <text:p text:style-name="P20">A soldier unit, found in Dense Forest tiles</text:p>
      <text:p text:style-name="P20">Card size: [2]</text:p>
      <text:p text:style-name="P20">Inventory: [1]</text:p>
      <text:p text:style-name="P20">Sight: [2]</text:p>
      <text:p text:style-name="P20">Health: [4]</text:p>
      <text:p text:style-name="P20">Value: [1]</text:p>
      <text:p text:style-name="P33"><text:span text:style-name="T2">Specialty “Attack”: </text:span><text:span text:style-name="T9">Every [2] turns, can a</text:span><text:span text:style-name="T2">ttack a unit on the same tile. The attack does [randint(1, health)] damage</text:span></text:p>
      <text:p text:style-name="P20">Specialty “Ambush”: Consumes the unit to create a “primal ambush” structure, <text:span text:style-name="T28">with a damage value of [health/2]</text:span>. <text:span text:style-name="T19">Cannot be used in <text:s/>“Open” type tile</text:span><text:span text:style-name="T20">s</text:span></text:p>
      <text:p text:style-name="P20"/>
      <text:p text:style-name="P30">Primal Archer</text:p>
      <text:p text:style-name="P21">A soldier unit, found in Dense Forest tiles</text:p>
      <text:p text:style-name="P21">Card size: [2]</text:p>
      <text:p text:style-name="P21">Inventory: [1]</text:p>
      <text:p text:style-name="P21">Sight: [3]</text:p>
      <text:p text:style-name="P21">Health: [2]</text:p>
      <text:p text:style-name="P21">Value: [1]</text:p>
      <text:p text:style-name="P22">Specialty “Barrage”: Every [3] turns, can be used to attack an adjacent tile. <text:span text:style-name="T21">The attack does [randint(1, health)] damage</text:span>. <text:span text:style-name="T21">C</text:span>annot be used in “Mountain” type tiles</text:p>
      <text:p text:style-name="P25">Specialty “Den”: Consumes the unit to create a “primal den” structure</text:p>
      <text:p text:style-name="P25"/>
      <text:p text:style-name="P34">Troll</text:p>
      <text:p text:style-name="P26">A soldier unit, found in Mountains tiles. <text:span text:style-name="T23">Difficult to acquire</text:span></text:p>
      <text:p text:style-name="P26">Card size: [3]</text:p>
      <text:p text:style-name="P26">Inventory: [0]</text:p>
      <text:p text:style-name="P26">Sight: [1]</text:p>
      <text:p text:style-name="P26">Health: [8]</text:p>
      <text:p text:style-name="P26">Value: [3]</text:p>
      <text:p text:style-name="P36"><text:span text:style-name="T10">Specialty “Berserk”: Every [4] turns, </text:span><text:span text:style-name="T11">deals </text:span><text:span text:style-name="T10">[randint(1, health-</text:span><text:span text:style-name="T12">2</text:span><text:span text:style-name="T10">)] damage to self and a random unit on the same tile. </text:span><text:span text:style-name="T13">This effect is automatic and untri</text:span><text:span text:style-name="T15">g</text:span><text:span text:style-name="T13">ger</text:span><text:span text:style-name="T14">able. </text:span><text:span text:style-name="T16">Will raze structures on the tile</text:span></text:p>
      <text:p text:style-name="P35"><text:soft-page-break/>Desert Nomad</text:p>
      <text:p text:style-name="P27">An easy to acquire late game utility unit, found in deserts</text:p>
      <text:p text:style-name="P27">Card size: [2]</text:p>
      <text:p text:style-name="P27">Inventory: [2]</text:p>
      <text:p text:style-name="P27">Sight: [1]</text:p>
      <text:p text:style-name="P27">Health: [3]</text:p>
      <text:p text:style-name="P27">Value: [0]</text:p>
      <text:p text:style-name="P27">Specialty “<text:span text:style-name="T27">Ramble”: Every [3] turns, can move an additional ti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5T11:25:41.411000000</dc:date>
    <meta:editing-duration>PT17H44M59S</meta:editing-duration>
    <meta:editing-cycles>31</meta:editing-cycles>
    <meta:document-statistic meta:table-count="0" meta:image-count="0" meta:object-count="0" meta:page-count="3" meta:paragraph-count="85" meta:word-count="634" meta:character-count="3675" meta:non-whitespace-character-count="3125"/>
  </office:meta>
</office:document-meta>
</file>